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10f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Client server program using tcp where client sends 2 numbers and server respond sum of them</text:p>
      <text:p text:style-name="Standard">import java.util.*;</text:p>
      <text:p text:style-name="Standard">import java.net.*;</text:p>
      <text:p text:style-name="Standard">import java.io.*;</text:p>
      <text:p text:style-name="Standard"/>
      <text:p text:style-name="Standard">public class SumTcpClient {</text:p>
      <text:p text:style-name="Standard"><text:tab/>public static void main(String[] args) throws Exception {</text:p>
      <text:p text:style-name="Standard"><text:tab/><text:tab/>Scanner sc = new Scanner(System.in);</text:p>
      <text:p text:style-name="Standard"><text:tab/><text:tab/></text:p>
      <text:p text:style-name="Standard"><text:tab/><text:tab/>// include Socket class</text:p>
      <text:p text:style-name="Standard"><text:tab/><text:tab/>Socket s = new Socket("localhost",3333);</text:p>
      <text:p text:style-name="Standard"><text:tab/><text:tab/></text:p>
      <text:p text:style-name="Standard"><text:tab/><text:tab/>//make object of datainput Stream and dataoutputstream</text:p>
      <text:p text:style-name="Standard"><text:tab/><text:tab/>DataInputStream dis = new DataInputStream(s.getInputStream()); // read primitive data</text:p>
      <text:p text:style-name="Standard"><text:tab/><text:tab/>DataOutputStream dos = new DataOutputStream(s.getOutputStream()); // write " "</text:p>
      <text:p text:style-name="Standard"><text:tab/><text:tab/></text:p>
      <text:p text:style-name="Standard"><text:tab/><text:tab/>String str = "";</text:p>
      <text:p text:style-name="Standard"><text:tab/><text:tab/>String str2 = "";</text:p>
      <text:p text:style-name="Standard"><text:tab/><text:tab/></text:p>
      <text:p text:style-name="Standard"><text:tab/><text:tab/>while(!str.equals("stop")) {</text:p>
      <text:p text:style-name="Standard"><text:tab/><text:tab/><text:tab/>str = sc.nextLine();</text:p>
      <text:p text:style-name="Standard"><text:tab/><text:tab/><text:tab/></text:p>
      <text:p text:style-name="Standard"><text:tab/><text:tab/><text:tab/>dos.writeUTF(str);</text:p>
      <text:p text:style-name="Standard"><text:tab/><text:tab/><text:tab/>dos.flush();</text:p>
      <text:p text:style-name="Standard"><text:tab/><text:tab/><text:tab/></text:p>
      <text:p text:style-name="Standard"><text:tab/><text:tab/><text:tab/>str2 = dis.readUTF();</text:p>
      <text:p text:style-name="Standard"><text:tab/><text:tab/><text:tab/>System.out.println("Server says=" + str2);</text:p>
      <text:p text:style-name="Standard"><text:tab/><text:tab/>}</text:p>
      <text:p text:style-name="Standard"><text:tab/><text:tab/>dos.close();</text:p>
      <text:p text:style-name="Standard"><text:tab/><text:tab/>s.close();</text:p>
      <text:p text:style-name="Standard"><text:tab/>}</text:p>
      <text:p text:style-name="Standard">}</text:p>
      <text:p text:style-name="Standard"/>
      <text:p text:style-name="Standard">//<text:span text:style-name="T1">Sum TCP Server</text:span></text:p>
      <text:p text:style-name="Standard">import java.util.*;</text:p>
      <text:p text:style-name="Standard">import java.net.*;</text:p>
      <text:p text:style-name="Standard">import java.io.*;</text:p>
      <text:p text:style-name="Standard"/>
      <text:p text:style-name="Standard">public class SumTcpServer {</text:p>
      <text:p text:style-name="Standard"><text:tab/>public static void main(String[] args) throws Exception {</text:p>
      <text:p text:style-name="Standard"><text:tab/><text:tab/>ServerSocket ss = new ServerSocket(3333);</text:p>
      <text:p text:style-name="Standard"><text:tab/><text:tab/>Socket s = new Socket();</text:p>
      <text:p text:style-name="Standard"><text:tab/><text:tab/>DataInputStream dis = new DataInputStream(s.getInputStream()); // read primitive data</text:p>
      <text:p text:style-name="Standard"><text:tab/><text:tab/>DataOutputStream dos = new DataOutputStream(s.getOutputStream()); // write " "</text:p>
      <text:p text:style-name="Standard"><text:tab/><text:tab/></text:p>
      <text:p text:style-name="Standard"><text:tab/><text:tab/>Scanner sc = new Scanner(System.in);</text:p>
      <text:p text:style-name="Standard"><text:tab/><text:tab/>String str = "",str2 = "";</text:p>
      <text:p text:style-name="Standard"><text:tab/><text:tab/>while(!str.equals("stop")){</text:p>
      <text:p text:style-name="Standard"><text:tab/><text:tab/><text:tab/>str=dis.readUTF();</text:p>
      <text:p text:style-name="Standard"><text:tab/><text:tab/><text:tab/>System.out.println("Client says= " + str);</text:p>
      <text:p text:style-name="Standard"><text:soft-page-break/><text:tab/><text:tab/><text:tab/>str2 = sc.nextLine();</text:p>
      <text:p text:style-name="Standard"><text:tab/><text:tab/><text:tab/>dos.writeUTF(str2);</text:p>
      <text:p text:style-name="Standard"><text:tab/><text:tab/><text:tab/>dos.flush();</text:p>
      <text:p text:style-name="Standard"><text:tab/><text:tab/>}</text:p>
      <text:p text:style-name="Standard"><text:tab/><text:tab/>dis.close();</text:p>
      <text:p text:style-name="Standard"><text:tab/><text:tab/>s.close();</text:p>
      <text:p text:style-name="Standard"><text:tab/><text:tab/>ss.close();</text:p>
      <text:p text:style-name="Standard"><text:tab/>}</text:p>
      <text:p text:style-name="Standard">}</text:p>
      <text:p text:style-name="Standard"/>
      <text:p text:style-name="Standard"/>
      <text:p text:style-name="Standard"/>
      <text:p text:style-name="Standard">//<text:span text:style-name="T1">Tcp.client</text:span></text:p>
      <text:p text:style-name="Standard">import java.util.*;</text:p>
      <text:p text:style-name="Standard">import java.net.*;</text:p>
      <text:p text:style-name="Standard">import java.io.*;</text:p>
      <text:p text:style-name="Standard">public class TcpClient {</text:p>
      <text:p text:style-name="Standard"><text:tab/>public static void main(String args[])throws Exception{ <text:s/></text:p>
      <text:p text:style-name="Standard"><text:tab/><text:tab/>Socket s=new Socket("localhost",3333); <text:s/></text:p>
      <text:p text:style-name="Standard"><text:tab/><text:tab/>DataInputStream din=new DataInputStream(s.getInputStream()); <text:s/></text:p>
      <text:p text:style-name="Standard"><text:tab/><text:tab/>DataOutputStream dout=new DataOutputStream(s.getOutputStream()); <text:s/></text:p>
      <text:p text:style-name="Standard"><text:tab/><text:tab/>BufferedReader br=new BufferedReader(new InputStreamReader(System.in)); <text:s/></text:p>
      <text:p text:style-name="Standard"><text:s text:c="2"/></text:p>
      <text:p text:style-name="Standard"><text:tab/><text:tab/>String str="",str2=""; <text:s/></text:p>
      <text:p text:style-name="Standard"><text:tab/><text:tab/>while(!str.equals("stop")){ <text:s/></text:p>
      <text:p text:style-name="Standard"><text:tab/><text:tab/><text:tab/>str=br.readLine(); <text:s/></text:p>
      <text:p text:style-name="Standard"><text:tab/><text:tab/><text:tab/>dout.writeUTF(str); <text:s/></text:p>
      <text:p text:style-name="Standard"><text:tab/><text:tab/><text:tab/>dout.flush(); <text:s/></text:p>
      <text:p text:style-name="Standard"><text:tab/><text:tab/><text:tab/>str2=din.readUTF(); <text:s/></text:p>
      <text:p text:style-name="Standard"><text:tab/><text:tab/><text:tab/>System.out.println("Server says: "+str2); <text:s/></text:p>
      <text:p text:style-name="Standard"><text:tab/><text:tab/>} <text:s/></text:p>
      <text:p text:style-name="Standard"><text:s text:c="2"/></text:p>
      <text:p text:style-name="Standard"><text:tab/><text:tab/>dout.close(); <text:s/></text:p>
      <text:p text:style-name="Standard"><text:tab/><text:tab/>s.close(); <text:s/></text:p>
      <text:p text:style-name="Standard"><text:tab/>}<text:tab/></text:p>
      <text:p text:style-name="Standard">} <text:s/></text:p>
      <text:p text:style-name="Standard"/>
      <text:p text:style-name="Standard"/>
      <text:p text:style-name="Standard">//<text:span text:style-name="T1">TCP Server</text:span></text:p>
      <text:p text:style-name="Standard">import java.util.*;</text:p>
      <text:p text:style-name="Standard">import java.net.*;</text:p>
      <text:p text:style-name="Standard">import java.io.*;</text:p>
      <text:p text:style-name="Standard">public class TcpServer {</text:p>
      <text:p text:style-name="Standard"><text:tab/><text:tab/>public static void main(String args[])throws Exception{ <text:s/></text:p>
      <text:p text:style-name="Standard"><text:tab/><text:tab/><text:tab/>ServerSocket ss=new ServerSocket(3333); <text:s/></text:p>
      <text:p text:style-name="Standard"><text:tab/><text:tab/><text:tab/>Socket s=ss.accept(); <text:s/></text:p>
      <text:p text:style-name="Standard"><text:tab/><text:tab/><text:tab/>DataInputStream din=new DataInputStream(s.getInputStream()); <text:s/></text:p>
      <text:p text:style-name="Standard"><text:tab/><text:tab/><text:tab/>DataOutputStream dout=new DataOutputStream(s.getOutputStream()); <text:s/></text:p>
      <text:p text:style-name="Standard"><text:tab/><text:tab/><text:tab/>BufferedReader br=new BufferedReader(new InputStreamReader(System.in)); <text:s/></text:p>
      <text:p text:style-name="Standard"><text:s text:c="2"/></text:p>
      <text:p text:style-name="Standard"><text:tab/><text:tab/><text:tab/>String str="",str2=""; <text:s/></text:p>
      <text:p text:style-name="Standard"><text:soft-page-break/><text:tab/><text:tab/><text:tab/>while(!str.equals("stop")){ <text:s/></text:p>
      <text:p text:style-name="Standard"><text:tab/><text:tab/><text:tab/><text:tab/>str=din.readUTF(); <text:s/></text:p>
      <text:p text:style-name="Standard"><text:tab/><text:tab/><text:tab/><text:tab/>System.out.println("client says: "+str); <text:s/></text:p>
      <text:p text:style-name="Standard"><text:tab/><text:tab/><text:tab/><text:tab/>str2=br.readLine(); <text:s/></text:p>
      <text:p text:style-name="Standard"><text:tab/><text:tab/><text:tab/><text:tab/>dout.writeUTF(str2); <text:s/></text:p>
      <text:p text:style-name="Standard"><text:tab/><text:tab/><text:tab/><text:tab/>dout.flush(); <text:s/></text:p>
      <text:p text:style-name="Standard"><text:tab/><text:tab/><text:tab/>} <text:s/></text:p>
      <text:p text:style-name="Standard"><text:tab/><text:tab/><text:tab/>din.close(); <text:s/></text:p>
      <text:p text:style-name="Standard"><text:tab/><text:tab/><text:tab/>s.close(); <text:s/></text:p>
      <text:p text:style-name="Standard"><text:tab/><text:tab/><text:tab/>ss.close(); <text:s/></text:p>
      <text:p text:style-name="Standard"><text:tab/><text:tab/>}</text:p>
      <text:p text:style-name="Standard">}<text:tab/><text:tab/></text:p>
      <text:p text:style-name="Standard"/>
      <text:p text:style-name="Standard"/>
      <text:p text:style-name="Standard">//<text:span text:style-name="T1">UDP Client</text:span></text:p>
      <text:p text:style-name="Standard">import java.util.*;</text:p>
      <text:p text:style-name="Standard">import java.net.*;</text:p>
      <text:p text:style-name="Standard">import java.io.*;</text:p>
      <text:p text:style-name="Standard">public class UdpClient {</text:p>
      <text:p text:style-name="Standard"><text:tab/>public static void main(String[] args)throws Exception{</text:p>
      <text:p text:style-name="Standard"><text:tab/><text:tab/><text:tab/>DatagramSocket ds=new DatagramSocket();</text:p>
      <text:p text:style-name="Standard"><text:tab/><text:tab/><text:tab/>String str = "Hi server!";</text:p>
      <text:p text:style-name="Standard"><text:tab/><text:tab/><text:tab/>InetAddress ip =InetAddress.getByName("127.0.0.1");</text:p>
      <text:p text:style-name="Standard"><text:tab/><text:tab/><text:tab/>DatagramPacket dp = new DatagramPacket(str.getBytes(),str.length(),ip,3000);</text:p>
      <text:p text:style-name="Standard"><text:tab/><text:tab/><text:tab/>ds.send(dp);</text:p>
      <text:p text:style-name="Standard"><text:tab/><text:tab/><text:tab/>ds.close();</text:p>
      <text:p text:style-name="Standard"><text:tab/><text:tab/>}</text:p>
      <text:p text:style-name="Standard"><text:tab/>}</text:p>
      <text:p text:style-name="Standard"/>
      <text:p text:style-name="Standard"/>
      <text:p text:style-name="Standard"/>
      <text:p text:style-name="Standard">//<text:span text:style-name="T1">UDP Server</text:span></text:p>
      <text:p text:style-name="Standard">import java.util.*;</text:p>
      <text:p text:style-name="Standard">import java.net.*;</text:p>
      <text:p text:style-name="Standard">import java.io.*;</text:p>
      <text:p text:style-name="Standard">public class UdpServer {</text:p>
      <text:p text:style-name="Standard"><text:tab/>public static void main(String[] args)throws Exception {</text:p>
      <text:p text:style-name="Standard"><text:tab/><text:tab/><text:tab/>DatagramSocket ds =new DatagramSocket(3000);</text:p>
      <text:p text:style-name="Standard"><text:tab/><text:tab/><text:tab/>byte[] buf = new byte[1024];</text:p>
      <text:p text:style-name="Standard"><text:tab/><text:tab/><text:tab/>DatagramPacket dp =new DatagramPacket(buf, 1024);</text:p>
      <text:p text:style-name="Standard"><text:tab/><text:tab/><text:tab/>ds.receive(dp);</text:p>
      <text:p text:style-name="Standard"><text:tab/><text:tab/><text:tab/>String str = new String(dp.getData(), 0,dp.getLength());</text:p>
      <text:p text:style-name="Standard"><text:tab/><text:tab/><text:tab/>System.out.println(str);</text:p>
      <text:p text:style-name="Standard"><text:tab/><text:tab/><text:tab/>ds.close();</text:p>
      <text:p text:style-name="Standard"><text:tab/><text:tab/>}</text:p>
      <text:p text:style-name="Standard"><text:tab/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9T12:29:27.785000000</meta:creation-date>
    <dc:date>2023-04-09T12:33:38.946000000</dc:date>
    <meta:editing-duration>PT4M13S</meta:editing-duration>
    <meta:editing-cycles>1</meta:editing-cycles>
    <meta:generator>LibreOffice/7.1.4.2$Windows_X86_64 LibreOffice_project/a529a4fab45b75fefc5b6226684193eb000654f6</meta:generator>
    <meta:document-statistic meta:table-count="0" meta:image-count="0" meta:object-count="0" meta:page-count="4" meta:paragraph-count="134" meta:word-count="355" meta:character-count="3571" meta:non-whitespace-character-count="3030"/>
  </office:meta>
</office:document-meta>
</file>